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7.557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5.238cm"/>
    </style:style>
    <style:style style:name="pr5" style:family="presentation" style:parent-style-name="Default-outline1">
      <style:graphic-properties fo:min-height="14.597cm"/>
    </style:style>
    <style:style style:name="pr6" style:family="presentation" style:parent-style-name="Default-outline1">
      <style:graphic-properties fo:min-height="15.641cm"/>
    </style:style>
    <style:style style:name="pr7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2.223cm" fo:padding-top="0cm" fo:padding-bottom="0cm" fo:padding-left="0cm" fo:padding-right="0cm" fo:wrap-option="wrap"/>
    </style:style>
    <style:style style:name="pr8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9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10" style:family="presentation" style:parent-style-name="Default-outline1">
      <style:graphic-properties fo:min-height="16.445cm"/>
    </style:style>
    <style:style style:name="pr11" style:family="presentation" style:parent-style-name="Default-outline1">
      <style:graphic-properties fo:min-height="15.357cm"/>
    </style:style>
    <style:style style:name="P1" style:family="paragraph">
      <style:paragraph-properties style:text-autospace="none" style:line-break="normal" style:writing-mode="page"/>
      <style:text-properties fo:color="#009900" style:text-outline="false" style:text-line-through-style="none" fo:font-family="Calibri" style:font-family-generic="swiss" style:font-pitch="variable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11pt" style:language-asian="zh" style:country-asian="CN" style:font-style-asian="normal" style:font-weight-asian="bold" style:font-family-complex="Mangal" style:font-family-generic-complex="system" style:font-pitch-complex="variable" style:font-size-complex="11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text-properties fo:hyphenate="true"/>
    </style:style>
    <style:style style:name="P3" style:family="paragraph">
      <style:text-properties fo:font-size="22pt" fo:language="en" fo:country="GB" style:font-size-asian="22pt" style:font-size-complex="22pt" fo:hyphenate="true"/>
    </style:style>
    <style:style style:name="P4" style:family="paragraph">
      <style:text-properties fo:font-size="20pt" fo:language="en" fo:country="GB"/>
    </style:style>
    <style:style style:name="P5" style:family="paragraph">
      <style:paragraph-properties style:text-autospace="none" style:line-break="normal" style:writing-mode="page"/>
      <style:text-properties fo:hyphenate="false"/>
    </style:style>
    <style:style style:name="P6" style:family="paragraph">
      <style:paragraph-properties style:text-autospace="none"/>
    </style:style>
    <style:style style:name="P7" style:family="paragraph">
      <style:text-properties fo:font-size="14pt" fo:language="en" fo:country="GB" style:font-size-asian="14pt" style:font-size-complex="14pt" fo:hyphenate="tru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10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P11" style:family="paragraph">
      <style:paragraph-properties style:writing-mode="lr-tb" style:font-independent-line-spacing="true"/>
    </style:style>
    <style:style style:name="P12" style:family="paragraph">
      <style:paragraph-properties style:writing-mode="lr-tb" style:font-independent-line-spacing="true"/>
      <style:text-properties fo:font-size="20pt"/>
    </style:style>
    <style:style style:name="P13" style:family="paragraph">
      <style:paragraph-properties fo:text-align="start"/>
      <style:text-properties fo:hyphenate="true"/>
    </style:style>
    <style:style style:name="T1" style:family="text">
      <style:text-properties fo:color="#000000" style:text-outline="false" style:text-line-through-style="none" fo:font-family="Calibri" style:font-family-generic="swiss" style:font-pitch="variable" fo:font-size="26pt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6pt" style:language-asian="zh" style:country-asian="CN" style:font-style-asian="normal" style:font-weight-asian="bold" style:font-family-complex="Mangal" style:font-family-generic-complex="system" style:font-pitch-complex="variable" style:font-size-complex="2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Calibri" style:font-family-generic="swiss" style:font-pitch="variable" fo:font-size="26pt" fo:language="en" fo:country="GB" fo:font-style="normal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26pt" style:language-asian="zh" style:country-asian="CN" style:font-style-asian="normal" style:font-weight-asian="bold" style:font-family-complex="Mangal" style:font-family-generic-complex="system" style:font-pitch-complex="variable" style:font-size-complex="2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24pt" fo:language="en" fo:country="GB" style:font-size-asian="24pt" style:font-size-complex="24pt"/>
    </style:style>
    <style:style style:name="T4" style:family="text">
      <style:text-properties fo:font-size="22pt" fo:language="en" fo:country="GB" style:font-size-asian="22pt" style:font-size-complex="22pt"/>
    </style:style>
    <style:style style:name="T5" style:family="text">
      <style:text-properties fo:font-size="24pt" fo:language="en" fo:country="GB" fo:font-weight="normal" style:font-size-asian="24pt" style:font-weight-asian="normal" style:font-size-complex="24pt" style:font-weight-complex="normal"/>
    </style:style>
    <style:style style:name="T6" style:family="text">
      <style:text-properties fo:font-size="24pt" fo:language="en" fo:country="GB" fo:font-weight="bold" style:font-size-asian="24pt" style:font-weight-asian="bold" style:font-size-complex="24pt" style:font-weight-complex="bold"/>
    </style:style>
    <style:style style:name="T7" style:family="text">
      <style:text-properties fo:font-size="32pt" fo:language="en" fo:country="GB" style:font-size-asian="32pt" style:font-size-complex="32pt"/>
    </style:style>
    <style:style style:name="T8" style:family="text">
      <style:text-properties fo:font-size="32pt" fo:language="en" fo:country="GB" fo:font-weight="bold" style:font-size-asian="32pt" style:font-weight-asian="bold" style:font-size-complex="32pt" style:font-weight-complex="bold"/>
    </style:style>
    <style:style style:name="T9" style:family="text">
      <style:text-properties fo:color="#3f5fbf" fo:font-family="Consolas" style:font-family-generic="swiss" style:font-pitch="fixed" fo:font-size="14pt" fo:language="en" fo:country="GB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10" style:family="text">
      <style:text-properties fo:color="#008080" fo:font-family="Consolas" style:font-family-generic="swiss" style:font-pitch="fixed" fo:font-size="14pt" fo:language="en" fo:country="GB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11" style:family="text">
      <style:text-properties fo:color="#3f7f7f" fo:font-family="Consolas" style:font-family-generic="swiss" style:font-pitch="fixed" fo:font-size="14pt" fo:language="en" fo:country="GB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12" style:family="text">
      <style:text-properties fo:color="#7f007f" fo:font-family="Consolas" style:font-family-generic="swiss" style:font-pitch="fixed" fo:font-size="14pt" fo:language="en" fo:country="GB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13" style:family="text">
      <style:text-properties fo:color="#000000" fo:font-family="Consolas" style:font-family-generic="swiss" style:font-pitch="fixed" fo:font-size="14pt" fo:language="en" fo:country="GB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14" style:family="text">
      <style:text-properties fo:color="#2a00ff" fo:font-family="Consolas" style:font-family-generic="swiss" style:font-pitch="fixed" fo:font-size="14pt" fo:language="en" fo:country="GB" fo:font-style="italic" style:font-family-asian="Consolas" style:font-family-generic-asian="swiss" style:font-pitch-asian="fixed" style:font-size-asian="14pt" style:font-style-asian="italic" style:font-family-complex="Consolas" style:font-family-generic-complex="swiss" style:font-pitch-complex="fixed" style:font-size-complex="14pt" style:font-style-complex="italic"/>
    </style:style>
    <style:style style:name="T15" style:family="text">
      <style:text-properties fo:font-size="26pt" fo:language="en" fo:country="GB" style:font-size-asian="26pt" style:font-size-complex="26pt"/>
    </style:style>
    <style:style style:name="T16" style:family="text">
      <style:text-properties fo:color="#000000" style:text-line-through-style="none" style:text-position="0% 100%" fo:font-family="Calibri" style:font-family-generic="swiss" style:font-pitch="variable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6pt" style:font-style-asian="normal" style:font-weight-asian="bold" style:font-family-complex="Mangal" style:font-pitch-complex="variable" style:font-size-complex="26pt" style:font-style-complex="normal" style:font-weight-complex="bold"/>
    </style:style>
    <style:style style:name="T17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Andale Sans UI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T18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19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T20" style:family="text">
      <style:text-properties fo:font-size="28pt" fo:language="en" fo:country="GB" fo:font-weight="bold" style:font-size-asian="28pt" style:font-weight-asian="bold" style:font-size-complex="28pt" style:font-weight-complex="bold"/>
    </style:style>
    <style:style style:name="T21" style:family="text">
      <style:text-properties fo:color="#646464" fo:font-family="Consolas" style:font-family-generic="swiss" style:font-pitch="fixed" fo:font-size="28pt" fo:language="en" fo:country="GB" style:font-family-asian="Consolas" style:font-family-generic-asian="swiss" style:font-pitch-asian="fixed" style:font-size-asian="28pt" style:font-family-complex="Consolas" style:font-family-generic-complex="swiss" style:font-pitch-complex="fixed" style:font-size-complex="28pt"/>
    </style:style>
    <style:style style:name="T22" style:family="text">
      <style:text-properties fo:color="#7f0055" fo:font-family="Consolas" style:font-family-generic="swiss" style:font-pitch="fixed" fo:font-size="28pt" fo:language="en" fo:country="GB" fo:font-weight="bold" style:font-family-asian="Consolas" style:font-family-generic-asian="swiss" style:font-pitch-asian="fixed" style:font-size-asian="28pt" style:font-weight-asian="bold" style:font-family-complex="Consolas" style:font-family-generic-complex="swiss" style:font-pitch-complex="fixed" style:font-size-complex="28pt" style:font-weight-complex="bold"/>
    </style:style>
    <style:style style:name="T23" style:family="text">
      <style:text-properties fo:color="#000000" fo:font-family="Consolas" style:font-family-generic="swiss" style:font-pitch="fixed" fo:font-size="28pt" fo:language="en" fo:country="GB" style:font-family-asian="Consolas" style:font-family-generic-asian="swiss" style:font-pitch-asian="fixed" style:font-size-asian="28pt" style:font-family-complex="Consolas" style:font-family-generic-complex="swiss" style:font-pitch-complex="fixed" style:font-size-complex="28pt"/>
    </style:style>
    <style:style style:name="T24" style:family="text">
      <style:text-properties fo:font-size="32pt" fo:language="en" fo:country="GB"/>
    </style:style>
    <style:style style:name="T25" style:family="text">
      <style:text-properties fo:font-size="32pt" fo:language="en" fo:country="GB" fo:font-weight="bold" style:font-weight-asian="bold" style:font-weight-complex="bold"/>
    </style:style>
    <style:style style:name="T26" style:family="text">
      <style:text-properties fo:color="#008080" style:text-outline="false" style:text-line-through-style="none" fo:font-family="Consolas" style:font-family-generic="swiss" style:font-pitch="fixed" fo:font-size="32pt" fo:language="en" fo:country="GB" fo:font-style="normal" fo:text-shadow="none" style:text-underline-style="none" fo:font-weight="normal" style:letter-kerning="true" style:font-family-asian="Consolas" style:font-family-generic-asian="swiss" style:font-pitch-asian="fixed" style:font-size-asian="32pt" style:language-asian="zxx" style:country-asian="none" style:font-style-asian="normal" style:font-weight-asian="normal" style:font-family-complex="Consolas" style:font-family-generic-complex="swiss" style:font-pitch-complex="fixed" style:font-size-complex="32pt" style:language-complex="zxx" style:country-complex="none" style:font-style-complex="normal" style:font-weight-complex="normal" style:text-emphasize="none" style:font-relief="none"/>
    </style:style>
    <style:style style:name="T27" style:family="text">
      <style:text-properties fo:color="#3f7f7f" style:text-outline="false" style:text-line-through-style="none" fo:font-family="Consolas" style:font-family-generic="swiss" style:font-pitch="fixed" fo:font-size="32pt" fo:language="en" fo:country="GB" fo:font-style="normal" fo:text-shadow="none" style:text-underline-style="none" fo:font-weight="normal" style:letter-kerning="true" style:font-family-asian="Consolas" style:font-family-generic-asian="swiss" style:font-pitch-asian="fixed" style:font-size-asian="32pt" style:language-asian="zxx" style:country-asian="none" style:font-style-asian="normal" style:font-weight-asian="normal" style:font-family-complex="Consolas" style:font-family-generic-complex="swiss" style:font-pitch-complex="fixed" style:font-size-complex="32pt" style:language-complex="zxx" style:country-complex="none" style:font-style-complex="normal" style:font-weight-complex="normal" style:text-emphasize="none" style:font-relief="none"/>
    </style:style>
    <style:style style:name="T28" style:family="text">
      <style:text-properties style:text-outline="false" style:text-line-through-style="none" fo:font-family="Consolas" style:font-family-generic="swiss" style:font-pitch="fixed" fo:font-size="32pt" fo:language="en" fo:country="GB" fo:font-style="normal" fo:text-shadow="none" style:text-underline-style="none" fo:font-weight="normal" style:letter-kerning="true" style:font-family-asian="Consolas" style:font-family-generic-asian="swiss" style:font-pitch-asian="fixed" style:font-size-asian="32pt" style:language-asian="zxx" style:country-asian="none" style:font-style-asian="normal" style:font-weight-asian="normal" style:font-family-complex="Consolas" style:font-family-generic-complex="swiss" style:font-pitch-complex="fixed" style:font-size-complex="32pt" style:language-complex="zxx" style:country-complex="none" style:font-style-complex="normal" style:font-weight-complex="normal" style:text-emphasize="none" style:font-relief="none"/>
    </style:style>
    <style:style style:name="T29" style:family="text">
      <style:text-properties fo:font-size="32pt" fo:language="en" fo:country="GB" fo:font-weight="normal" style:font-size-asian="32pt" style:font-weight-asian="normal" style:font-size-complex="32pt" style:font-weight-complex="normal"/>
    </style:style>
    <style:style style:name="T30" style:family="text">
      <style:text-properties fo:font-size="36pt" fo:language="en" fo:country="GB" fo:font-weight="bold" style:font-size-asian="36pt" style:font-weight-asian="bold" style:font-size-complex="36pt" style:font-weight-complex="bold"/>
    </style:style>
    <style:style style:name="T31" style:family="text">
      <style:text-properties fo:color="#3f7f5f" fo:font-family="Consolas" style:font-family-generic="swiss" style:font-pitch="fixed" fo:font-size="20pt" fo:language="en" fo:country="GB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2" style:family="text">
      <style:text-properties fo:color="#3f7f5f" fo:font-family="Consolas" style:font-family-generic="swiss" style:font-pitch="fixed" fo:font-size="20pt" fo:language="en" fo:country="GB" style:text-underline-style="solid" style:text-underline-width="auto" style:text-underline-color="font-color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3" style:family="text">
      <style:text-properties fo:color="#646464" fo:font-family="Consolas" style:font-family-generic="swiss" style:font-pitch="fixed" fo:font-size="20pt" fo:language="en" fo:country="GB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4" style:family="text">
      <style:text-properties fo:color="#000000" fo:font-family="Consolas" style:font-family-generic="swiss" style:font-pitch="fixed" fo:font-size="20pt" fo:language="en" fo:country="GB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5" style:family="text">
      <style:text-properties fo:color="#2a00ff" fo:font-family="Consolas" style:font-family-generic="swiss" style:font-pitch="fixed" fo:font-size="20pt" fo:language="en" fo:country="GB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6" style:family="text">
      <style:text-properties fo:color="#7f0055" fo:font-family="Consolas" style:font-family-generic="swiss" style:font-pitch="fixed" fo:font-size="20pt" fo:language="en" fo:country="GB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37" style:family="text">
      <style:text-properties fo:color="#6a3e3e" fo:font-family="Consolas" style:font-family-generic="swiss" style:font-pitch="fixed" fo:font-size="20pt" fo:language="en" fo:country="GB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8" style:family="text">
      <style:text-properties fo:color="#0000c0" fo:font-family="Consolas" style:font-family-generic="swiss" style:font-pitch="fixed" fo:font-size="20pt" fo:language="en" fo:country="GB" fo:font-style="italic" fo:font-weight="bold" style:font-family-asian="Consolas" style:font-family-generic-asian="swiss" style:font-pitch-asian="fixed" style:font-size-asian="20pt" style:font-style-asian="italic" style:font-weight-asian="bold" style:font-family-complex="Consolas" style:font-family-generic-complex="swiss" style:font-pitch-complex="fixed" style:font-size-complex="20pt" style:font-style-complex="italic" style:font-weight-complex="bold"/>
    </style:style>
    <style:style style:name="T39" style:family="text">
      <style:text-properties fo:color="#7f0055" fo:font-family="Consolas" style:font-family-generic="swiss" style:font-pitch="fixed" fo:font-size="16pt" fo:language="en" fo:country="GB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40" style:family="text">
      <style:text-properties fo:color="#000000" fo:font-family="Consolas" style:font-family-generic="swiss" style:font-pitch="fixed" fo:font-size="16pt" fo:language="en" fo:country="GB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41" style:family="text">
      <style:text-properties fo:color="#646464" fo:font-family="Consolas" style:font-family-generic="swiss" style:font-pitch="fixed" fo:font-size="16pt" fo:language="en" fo:country="GB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42" style:family="text">
      <style:text-properties fo:color="#2a00ff" fo:font-family="Consolas" style:font-family-generic="swiss" style:font-pitch="fixed" fo:font-size="16pt" fo:language="en" fo:country="GB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43" style:family="text">
      <style:text-properties fo:color="#3f7f5f" fo:font-family="Consolas" style:font-family-generic="swiss" style:font-pitch="fixed" fo:font-size="14pt" fo:language="en" fo:country="GB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44" style:family="text">
      <style:text-properties fo:color="#3f7f5f" fo:font-family="Consolas" style:font-family-generic="swiss" style:font-pitch="fixed" fo:font-size="14pt" fo:language="en" fo:country="GB" style:text-underline-style="solid" style:text-underline-width="auto" style:text-underline-color="font-color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45" style:family="text">
      <style:text-properties fo:color="#646464" fo:font-family="Consolas" style:font-family-generic="swiss" style:font-pitch="fixed" fo:font-size="14pt" fo:language="en" fo:country="GB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46" style:family="text">
      <style:text-properties fo:color="#2a00ff" fo:font-family="Consolas" style:font-family-generic="swiss" style:font-pitch="fixed" fo:font-size="14pt" fo:language="en" fo:country="GB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47" style:family="text">
      <style:text-properties fo:color="#7f0055" fo:font-family="Consolas" style:font-family-generic="swiss" style:font-pitch="fixed" fo:font-size="14pt" fo:language="en" fo:country="GB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48" style:family="text">
      <style:text-properties fo:color="#6a3e3e" fo:font-family="Consolas" style:font-family-generic="swiss" style:font-pitch="fixed" fo:font-size="14pt" fo:language="en" fo:country="GB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49" style:family="text">
      <style:text-properties fo:color="#0000c0" fo:font-family="Consolas" style:font-family-generic="swiss" style:font-pitch="fixed" fo:font-size="14pt" fo:language="en" fo:country="GB" fo:font-style="italic" fo:font-weight="bold" style:font-family-asian="Consolas" style:font-family-generic-asian="swiss" style:font-pitch-asian="fixed" style:font-size-asian="14pt" style:font-style-asian="italic" style:font-weight-asian="bold" style:font-family-complex="Consolas" style:font-family-generic-complex="swiss" style:font-pitch-complex="fixed" style:font-size-complex="14pt" style:font-style-complex="italic" style:font-weight-complex="bold"/>
    </style:style>
    <style:style style:name="T50" style:family="text">
      <style:text-properties fo:color="#000000" fo:font-family="Consolas" style:font-family-generic="swiss" style:font-pitch="fixed" fo:font-size="20pt" fo:language="en" fo:country="GB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51" style:family="text">
      <style:text-properties fo:color="#000000" fo:font-family="Consolas" style:font-family-generic="swiss" style:font-pitch="fixed" fo:font-size="20pt" fo:language="en" fo:country="GB" fo:font-weight="normal" style:font-family-asian="Consolas" style:font-family-generic-asian="swiss" style:font-pitch-asian="fixed" style:font-size-asian="20pt" style:font-weight-asian="normal" style:font-family-complex="Consolas" style:font-family-generic-complex="swiss" style:font-pitch-complex="fixed" style:font-size-complex="20pt" style:font-weight-complex="normal"/>
    </style:style>
    <style:style style:name="T52" style:family="text">
      <style:text-properties fo:color="#646464" fo:font-family="Consolas" style:font-family-generic="swiss" style:font-pitch="fixed" fo:font-size="20pt" fo:language="en" fo:country="GB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53" style:family="text">
      <style:text-properties fo:color="#2a00ff" fo:font-family="Consolas" style:font-family-generic="swiss" style:font-pitch="fixed" fo:font-size="20pt" fo:language="en" fo:country="GB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54" style:family="text">
      <style:text-properties fo:color="#6a3e3e" fo:font-family="Consolas" style:font-family-generic="swiss" style:font-pitch="fixed" fo:font-size="20pt" fo:language="en" fo:country="GB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55" style:family="text">
      <style:text-properties fo:color="#0000c0" fo:font-family="Consolas" style:font-family-generic="swiss" style:font-pitch="fixed" fo:font-size="20pt" fo:language="en" fo:country="GB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56" style:family="text">
      <style:text-properties fo:font-family="Consolas" style:font-family-generic="swiss" style:font-pitch="fixed" fo:font-size="20pt" fo:language="en" fo:country="GB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7cm" text:min-label-width="0.9cm"/>
        <style:text-properties style:use-window-font-color="true" fo:font-size="45%"/>
      </text:list-level-style-number>
      <text:list-level-style-number text:level="4" style:num-format="">
        <style:list-level-properties text:space-before="3.9cm" text:min-label-width="0.9cm"/>
        <style:text-properties style:use-window-font-color="true" fo:font-size="45%"/>
      </text:list-level-style-number>
      <text:list-level-style-number text:level="5" style:num-format="">
        <style:list-level-properties text:space-before="5.1cm" text:min-label-width="0.9cm"/>
        <style:text-properties style:use-window-font-color="true" fo:font-size="45%"/>
      </text:list-level-style-number>
      <text:list-level-style-number text:level="6" style:num-format="">
        <style:list-level-properties text:space-before="6.3cm" text:min-label-width="0.9cm"/>
        <style:text-properties style:use-window-font-color="true" fo:font-size="45%"/>
      </text:list-level-style-number>
      <text:list-level-style-number text:level="7" style:num-format="">
        <style:list-level-properties text:space-before="7.5cm" text:min-label-width="0.9cm"/>
        <style:text-properties style:use-window-font-color="true" fo:font-size="45%"/>
      </text:list-level-style-number>
      <text:list-level-style-number text:level="8" style:num-format="">
        <style:list-level-properties text:space-before="8.7cm" text:min-label-width="0.9cm"/>
        <style:text-properties style:use-window-font-color="true" fo:font-size="45%"/>
      </text:list-level-style-number>
      <text:list-level-style-number text:level="9" style:num-format="">
        <style:list-level-properties text:space-before="9.9cm" text:min-label-width="0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hat is the concept of AOP? Which problem does it solve? </text:span><text:span text:style-name="T2"><text:s/></text:span></text:p>
          </draw:text-box>
        </draw:frame>
        <draw:frame presentation:style-name="pr2" draw:text-style-name="P3" draw:layer="layout" svg:width="25.199cm" svg:height="17.557cm" svg:x="1.4cm" svg:y="4.914cm" presentation:class="outline" presentation:user-transformed="true">
          <draw:text-box>
            <text:list text:style-name="L2">
              <text:list-item>
                <text:p text:style-name="P2"><text:span text:style-name="T3">AOP complements the object oriented development approach by providing more useful way of thinking for general concerns</text:span></text:p>
              </text:list-item>
              <text:list-item>
                <text:p text:style-name="P2"><text:span text:style-name="T3">Aspect Oriented Programming also enables the modularization of concerns such as centralized logging in Java Applications and those concerns are named as cross-cutting concerns in AOP terminology </text:span></text:p>
                <text:p text:style-name="P2"><text:span text:style-name="T3">The cross-cutting concerns(problems) are listed as below;</text:span></text:p>
              </text:list-item>
              <text:list-item>
                <text:p text:style-name="P2"><text:span text:style-name="T3">Transaction Management</text:span></text:p>
              </text:list-item>
              <text:list-item>
                <text:p text:style-name="P2"><text:span text:style-name="T3">Logging</text:span></text:p>
              </text:list-item>
              <text:list-item>
                <text:p text:style-name="P2"><text:span text:style-name="T3">Security</text:span></text:p>
              </text:list-item>
              <text:list-item>
                <text:p text:style-name="P2"><text:span text:style-name="T3">Error Handling</text:span></text:p>
              </text:list-item>
              <text:list-item>
                <text:p text:style-name="P2"><text:span text:style-name="T3">Monitoring</text:span><text:span text:style-name="T4"> </text:span><text:span text:style-name="T5">and others</text:span></text:p>
              </text:list-item>
            </text:list>
            <text:p><text:span text:style-name="T4"/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hat is a pointcut, a join point, an advice, an aspect, weaving? </text:span><text:span text:style-name="T2"><text:s/></text:span></text:p>
          </draw:text-box>
        </draw:frame>
        <draw:frame presentation:style-name="pr4" draw:text-style-name="P3" draw:layer="layout" svg:width="25.199cm" svg:height="15.238cm" svg:x="1.4cm" svg:y="4.914cm" presentation:class="outline" presentation:user-transformed="true">
          <draw:text-box>
            <text:list text:style-name="L2">
              <text:list-item>
                <text:p text:style-name="P2"><text:span text:style-name="T6">Joint point</text:span><text:span text:style-name="T3">: The exact point/state in the execution of a program such as method call or exception handling. In Spring AOP it is always a method call</text:span></text:p>
              </text:list-item>
              <text:list-item>
                <text:p text:style-name="P2"><text:span text:style-name="T6">Pointcut</text:span><text:span text:style-name="T3">: An expression defined by developers to select one or more Joint points </text:span></text:p>
              </text:list-item>
              <text:list-item>
                <text:p text:style-name="P2"><text:span text:style-name="T6">Advice (interceptors)</text:span><text:span text:style-name="T3">: The main centralized action code to be executed at a Joint Point with the selection of a Pointcut </text:span></text:p>
              </text:list-item>
              <text:list-item>
                <text:p text:style-name="P2"><text:span text:style-name="T6">Aspect</text:span><text:span text:style-name="T3">: The main module including the logic of Advices and Pointcuts and it encapsulates the main cross-cutting concerns</text:span></text:p>
              </text:list-item>
              <text:list-item>
                <text:p text:style-name="P2"><text:span text:style-name="T6">Weaving</text:span><text:span text:style-name="T3">: Linking Aspects with actual objects to create a new new advised object during compile time, load time or runtime</text:span></text:p>
              </text:list-item>
            </text:list>
            <text:p><text:span text:style-name="T4"/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5"><text:span text:style-name="T2">Benefits of AOP</text:span></text:p>
          </draw:text-box>
        </draw:frame>
        <draw:frame presentation:style-name="pr5" draw:text-style-name="P3" draw:layer="layout" svg:width="25.199cm" svg:height="14.597cm" svg:x="1.4cm" svg:y="4.914cm" presentation:class="outline" presentation:user-transformed="true">
          <draw:text-box>
            <text:list text:style-name="L2">
              <text:list-item>
                <text:p text:style-name="P2"><text:span text:style-name="T7">It will simplify the main code by eliminating the boiler plate code scattered in everywhere inside the application</text:span></text:p>
              </text:list-item>
              <text:list-item>
                <text:p text:style-name="P2"><text:span text:style-name="T7">Ability to add more functionality to classes without changing its source code</text:span></text:p>
              </text:list-item>
              <text:list-item>
                <text:p text:style-name="P2"><text:span text:style-name="T7">Eliminated debugging and coding time by using centralized aspects</text:span></text:p>
                <text:p text:style-name="P2"><text:span text:style-name="T3"/></text:p>
              </text:list-item>
            </text:list>
            <text:p><text:span text:style-name="T4"/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How does Spring solve (implement) a cross cutting concern? </text:span><text:span text:style-name="T2"><text:s/></text:span></text:p>
          </draw:text-box>
        </draw:frame>
        <draw:frame presentation:style-name="pr4" draw:text-style-name="P3" draw:layer="layout" svg:width="25.199cm" svg:height="15.238cm" svg:x="1.4cm" svg:y="4.914cm" presentation:class="outline" presentation:user-transformed="true">
          <draw:text-box>
            <text:list text:style-name="L2">
              <text:list-header>
                <text:p text:style-name="P2"><text:span text:style-name="T7"/></text:p>
                <text:p text:style-name="P2"><text:span text:style-name="T7">Defining a class with </text:span><text:span text:style-name="T8">@Aspect</text:span><text:span text:style-name="T7"> annotation in</text:span><text:span text:style-name="T7"><text:line-break/></text:span><text:span text:style-name="T8">org.aspectj.lang.annotation.Aspect</text:span><text:span text:style-name="T7"> package</text:span></text:p>
                <text:p text:style-name="P2"><text:span text:style-name="T7"/></text:p>
                <text:p text:style-name="P2"><text:span text:style-name="T7">Using </text:span><text:span text:style-name="T8">&lt;aop:config&gt;</text:span><text:span text:style-name="T7"> tag inside XML configuration file</text:span></text:p>
              </text:list-header>
            </text:list>
            <text:p><text:span text:style-name="T4"/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2">&lt;aop:config&gt; XML configuration example</text:span></text:p>
          </draw:text-box>
        </draw:frame>
        <draw:frame presentation:style-name="pr4" draw:text-style-name="P7" draw:layer="layout" svg:width="25.199cm" svg:height="15.238cm" svg:x="1.4cm" svg:y="4.914cm" presentation:class="outline" presentation:user-transformed="true">
          <draw:text-box>
            <text:p text:style-name="P6"><text:span text:style-name="T9">&lt;!-- aspect configuration starts --&gt;</text:span></text:p>
            <text:p text:style-name="P6"><text:span text:style-name="T10">&lt;</text:span><text:span text:style-name="T11">aop:config</text:span><text:span text:style-name="T10">&gt;</text:span></text:p>
            <text:p text:style-name="P6"><text:span text:style-name="T9">&lt;!-- referencing aspect class--&gt;</text:span></text:p>
            <text:p text:style-name="P6"><text:span text:style-name="T10">&lt;</text:span><text:span text:style-name="T11">aop:aspect</text:span><text:span text:style-name="T10"> </text:span><text:span text:style-name="T12">id</text:span><text:span text:style-name="T13">=</text:span><text:span text:style-name="T14">"aspectManagerConfigClass"</text:span><text:span text:style-name="T10"> </text:span><text:span text:style-name="T12">ref</text:span><text:span text:style-name="T13">=</text:span><text:span text:style-name="T14">"aspectManager"</text:span><text:span text:style-name="T10">&gt;</text:span></text:p>
            <text:p text:style-name="P6"><text:span text:style-name="T9">&lt;!-- @Before --&gt;</text:span></text:p>
            <text:p text:style-name="P6"><text:span text:style-name="T10">&lt;</text:span><text:span text:style-name="T11">aop:pointcut</text:span><text:span text:style-name="T10"> </text:span><text:span text:style-name="T12">id</text:span><text:span text:style-name="T13">=</text:span><text:span text:style-name="T14">"pointCutBeforeMonitorMailServiceSendMethod"</text:span><text:span text:style-name="T10"> </text:span><text:span text:style-name="T12">expression</text:span><text:span text:style-name="T13">=</text:span><text:span text:style-name="T14">"execution(* spring.bean.MailService.send*(*))"</text:span><text:span text:style-name="T10"> /&gt;</text:span></text:p>
            <text:p text:style-name="P6"><text:span text:style-name="T10">&lt;</text:span><text:span text:style-name="T11">aop:before</text:span><text:span text:style-name="T10"> </text:span><text:span text:style-name="T12">method</text:span><text:span text:style-name="T13">=</text:span><text:span text:style-name="T14">"monitorMailServiceSendMethod"</text:span><text:span text:style-name="T10"> </text:span><text:span text:style-name="T12">pointcut-ref</text:span><text:span text:style-name="T13">=</text:span><text:span text:style-name="T14">"pointCutBeforeMonitorMailServiceSendMethod"</text:span><text:span text:style-name="T10"> /&gt;</text:span></text:p>
            <text:p text:style-name="P6"><text:span text:style-name="T9">&lt;!-- @After --&gt;</text:span></text:p>
            <text:p text:style-name="P6"><text:span text:style-name="T10">&lt;</text:span><text:span text:style-name="T11">aop:pointcut</text:span><text:span text:style-name="T10"> </text:span><text:span text:style-name="T12">id</text:span><text:span text:style-name="T13">=</text:span><text:span text:style-name="T14">"pointCutAfterMonitorRegisterServiceRegisterMethod"</text:span><text:span text:style-name="T10"> </text:span><text:span text:style-name="T12">expression</text:span><text:span text:style-name="T13">=</text:span><text:span text:style-name="T14">"execution(* spring.bean.RegisterService.register*(*))"</text:span><text:span text:style-name="T10"> /&gt;</text:span></text:p>
            <text:p text:style-name="P6"><text:span text:style-name="T10">&lt;</text:span><text:span text:style-name="T11">aop:after</text:span><text:span text:style-name="T10"> </text:span><text:span text:style-name="T12">method</text:span><text:span text:style-name="T13">=</text:span><text:span text:style-name="T14">"monitorRegisterServiceRegisterMethod"</text:span><text:span text:style-name="T10"> </text:span><text:span text:style-name="T12">pointcut-ref</text:span><text:span text:style-name="T13">=</text:span><text:span text:style-name="T14">"pointCutAfterMonitorRegisterServiceRegisterMethod"</text:span><text:span text:style-name="T10"> /&gt;</text:span></text:p>
            <text:p text:style-name="P6"><text:span text:style-name="T10">&lt;/</text:span><text:span text:style-name="T11">aop:aspect</text:span><text:span text:style-name="T10">&gt;</text:span></text:p>
            <text:p text:style-name="P6"><text:span text:style-name="T10">&lt;/</text:span><text:span text:style-name="T11">aop:config</text:span><text:span text:style-name="T10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5"><text:span text:style-name="T2">Which are the limitations of the two proxy-types? </text:span></text:p>
          </draw:text-box>
        </draw:frame>
        <draw:frame presentation:style-name="pr6" draw:text-style-name="P3" draw:layer="layout" svg:width="25.199cm" svg:height="15.641cm" svg:x="1.4cm" svg:y="4.914cm" presentation:class="outline" presentation:user-transformed="true">
          <draw:text-box>
            <text:list text:style-name="L2">
              <text:list-header>
                <text:p text:style-name="P2"><text:span text:style-name="T7"/></text:p>
                <text:p text:style-name="P2"><text:span text:style-name="T7">Spring AOP framework use JDK dynamic proxy or CGLIB proxy </text:span><text:span text:style-name="T7"><text:line-break/></text:span><text:span text:style-name="T7"/></text:p>
                <text:p text:style-name="P2"><text:span text:style-name="T7">JDK proxy can not be used it the business class does not implement an interface</text:span></text:p>
                <text:p text:style-name="P2"><text:span text:style-name="T7">CGLIB proxy can not be used with final classes</text:span></text:p>
                <text:p text:style-name="P2"><text:span text:style-name="T15">refer to http://docs.spring.io/spring/docs/current/spring-framework-reference/html/aop.html</text:span></text:p>
              </text:list-header>
            </text:list>
            <text:p><text:span text:style-name="T4"/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5" draw:style-name="dp3" draw:master-page-name="Master1-Layout7-blank-Blank" presentation:presentation-page-layout-name="AL2T13">
        <office:forms form:automatic-focus="false" form:apply-design-mode="false"/>
        <draw:frame draw:name="Title 1" presentation:style-name="pr7" draw:text-style-name="P9" draw:layer="layout" svg:width="25.197cm" svg:height="2.223cm" svg:x="1.399cm" svg:y="1.479cm" presentation:class="title">
          <draw:text-box>
            <text:p text:style-name="P8"><text:span text:style-name="T16">How many advice types does Spring support. What are they used for?</text:span></text:p>
          </draw:text-box>
        </draw:frame>
        <draw:frame draw:name="Text Placeholder 2" presentation:style-name="pr8" draw:text-style-name="P11" draw:layer="layout" svg:width="25.197cm" svg:height="14.598cm" svg:x="1.3cm" svg:y="4.361cm" presentation:class="outline">
          <draw:text-box>
            <text:list text:style-name="L4">
              <text:list-item>
                <text:p text:style-name="P10"><text:span text:style-name="T17">Before Advice: </text:span><text:span text:style-name="T18">It is a code that executes before a joint point and cannot change the execution flow unless there is an exception inside that advice</text:span></text:p>
              </text:list-item>
              <text:list-item>
                <text:p text:style-name="P10"><text:span text:style-name="T17">After Returning Advice: </text:span><text:span text:style-name="T18">Advice to be executed after successful return from a method a call inside target object</text:span></text:p>
              </text:list-item>
              <text:list-item>
                <text:p text:style-name="P10"><text:span text:style-name="T17">After Throwing Advice: </text:span><text:span text:style-name="T18">Advice to be executed after target object's method throws an exception</text:span></text:p>
              </text:list-item>
              <text:list-item>
                <text:p text:style-name="P10"><text:span text:style-name="T17">After(finally) Advice: </text:span><text:span text:style-name="T18">Advice to be executed even if the target object's method throws an exception or not</text:span></text:p>
              </text:list-item>
              <text:list-item>
                <text:p text:style-name="P10"><text:span text:style-name="T17">Around Advice: Advice </text:span><text:span text:style-name="T18">to be executed before of after the target object's method run and able to change the execution flow using the proceed method in </text:span><text:span text:style-name="T17">ProceedingJointPoint</text:span><text:span text:style-name="T18"> parameter</text:span></text:p>
              </text:list-item>
            </text:list>
            <text:list text:style-name="L5">
              <text:list-item>
                <text:p text:style-name="P10"><text:span text:style-name="T19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layer="layout" svg:width="14.849cm" svg:height="11.135cm" svg:x="3.074cm" svg:y="2.258cm" draw:page-number="7" presentation:class="page"/>
          <draw:frame draw:name="Notes Placeholder 2" presentation:style-name="pr9" draw:text-style-name="P1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2">Sample concerns in any Java Applications</text:span></text:p>
          </draw:text-box>
        </draw:frame>
        <draw:frame presentation:style-name="pr5" draw:text-style-name="P3" draw:layer="layout" svg:width="25.199cm" svg:height="14.597cm" svg:x="1.4cm" svg:y="4.914cm" presentation:class="outline" presentation:user-transformed="true">
          <draw:text-box>
            <text:list text:style-name="L2">
              <text:list-item>
                <text:p text:style-name="P2"><text:span text:style-name="T20">Calling a logging method after every method inside a class</text:span></text:p>
              </text:list-item>
              <text:list-item>
                <text:p text:style-name="P2"><text:span text:style-name="T20">Performing a security role check before a method call for all methods inside a package</text:span></text:p>
              </text:list-item>
              <text:list-item>
                <text:p text:style-name="P2"><text:span text:style-name="T20">Calling a monitoring methods before and after all methods inside a package</text:span></text:p>
              </text:list-item>
            </text:list>
            <text:p><text:span text:style-name="T4"/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hat do you have to do to enable the detection of the @Aspect annotation? <text:s text:c="2"/></text:span><text:span text:style-name="T1"><text:line-break/></text:span><text:span text:style-name="T1">What does @EnableAspectJAutoProxy do?</text:span><text:span text:style-name="T2"> </text:span></text:p>
          </draw:text-box>
        </draw:frame>
        <draw:frame presentation:style-name="pr4" draw:text-style-name="P3" draw:layer="layout" svg:width="25.199cm" svg:height="15.238cm" svg:x="1.4cm" svg:y="4.914cm" presentation:class="outline" presentation:user-transformed="true">
          <draw:text-box>
            <text:p text:style-name="P6"><text:span text:style-name="T21">@EnableAspectJAutoProxy</text:span></text:p>
            <text:list text:style-name="L2">
              <text:list-header>
                <text:p text:style-name="P2"><text:span text:style-name="T22">public</text:span><text:span text:style-name="T23"> </text:span><text:span text:style-name="T22">class</text:span><text:span text:style-name="T23"> JavaConfig {</text:span><text:span text:style-name="T23"><text:line-break/></text:span><text:span text:style-name="T23"><text:line-break/></text:span><text:span text:style-name="T24">enables </text:span><text:span text:style-name="T25">@Aspect</text:span><text:span text:style-name="T24"> support through JavaConfig inside Spring Applications within @Configuration classes</text:span></text:p>
              </text:list-header>
            </text:list>
            <text:p text:style-name="P2"><text:span text:style-name="T24">XML equivalent</text:span></text:p>
            <text:p text:style-name="P6"><text:span text:style-name="T26">&lt;</text:span><text:span text:style-name="T27">aop:aspectj-autoproxy</text:span><text:span text:style-name="T28"> </text:span><text:span text:style-name="T26">/&gt;</text:span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Name three typical cross cutting concerns. <text:s/></text:span><text:span text:style-name="T2"><text:s/></text:span></text:p>
          </draw:text-box>
        </draw:frame>
        <draw:frame presentation:style-name="pr4" draw:text-style-name="P3" draw:layer="layout" svg:width="25.199cm" svg:height="15.238cm" svg:x="1.4cm" svg:y="4.914cm" presentation:class="outline" presentation:user-transformed="true">
          <draw:text-box>
            <text:list text:style-name="L2">
              <text:list-header>
                <text:p text:style-name="P13"><text:span text:style-name="T29"/></text:p>
                <text:p text:style-name="P13"><text:span text:style-name="T30">Logging and Monitoring</text:span></text:p>
                <text:p text:style-name="P13"><text:span text:style-name="T30">Exception Handling</text:span></text:p>
                <text:p text:style-name="P13"><text:span text:style-name="T30">Transaction Management</text:span></text:p>
                <text:p text:style-name="P2"><text:span text:style-name="T6"/></text:p>
              </text:list-header>
            </text:list>
            <text:p><text:span text:style-name="T4"/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5"><text:span text:style-name="T2">What two problems arise if you don't solve a cross cutting concern via AOP? </text:span></text:p>
          </draw:text-box>
        </draw:frame>
        <draw:frame presentation:style-name="pr5" draw:text-style-name="P3" draw:layer="layout" svg:width="25.199cm" svg:height="14.597cm" svg:x="1.4cm" svg:y="4.914cm" presentation:class="outline" presentation:user-transformed="true">
          <draw:text-box>
            <text:list text:style-name="L2">
              <text:list-item>
                <text:p text:style-name="P2"><text:span text:style-name="T30">Boiler plate and unnecessary code will be inside the application </text:span></text:p>
              </text:list-item>
              <text:list-item>
                <text:p text:style-name="P2"><text:span text:style-name="T30">Scattered code will be inside the application which will prevent re-usability of code</text:span></text:p>
              </text:list-item>
            </text:list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hat is a named pointcut? <text:s text:c="2"/></text:span><text:span text:style-name="T2"><text:s/></text:span></text:p>
          </draw:text-box>
        </draw:frame>
        <draw:frame presentation:style-name="pr4" draw:text-style-name="P3" draw:layer="layout" svg:width="25.199cm" svg:height="15.238cm" svg:x="1.4cm" svg:y="4.914cm" presentation:class="outline" presentation:user-transformed="true">
          <draw:text-box>
            <text:p text:style-name="P6"><text:span text:style-name="T31">//named </text:span><text:span text:style-name="T32">pointcut</text:span><text:span text:style-name="T31"> example</text:span></text:p>
            <text:p text:style-name="P6"><text:span text:style-name="T33">@After</text:span><text:span text:style-name="T34">(</text:span><text:span text:style-name="T35">"userManagerMethods() || registerServiceMethods()"</text:span><text:span text:style-name="T34">) </text:span></text:p>
            <text:p text:style-name="P6"><text:span text:style-name="T36">public</text:span><text:span text:style-name="T34"> </text:span><text:span text:style-name="T36">void</text:span><text:span text:style-name="T34"> namedPointCutExample(JoinPoint </text:span><text:span text:style-name="T37">jp</text:span><text:span text:style-name="T34">) {</text:span></text:p>
            <text:p text:style-name="P6"><text:span text:style-name="T34">System.</text:span><text:span text:style-name="T38">out</text:span><text:span text:style-name="T34">.println(</text:span><text:span text:style-name="T35">" ***** namePointCut ***** "</text:span><text:span text:style-name="T34"> + </text:span><text:span text:style-name="T37">jp</text:span><text:span text:style-name="T34">.getSignature() + </text:span><text:span text:style-name="T35">" is called"</text:span><text:span text:style-name="T34">);</text:span></text:p>
            <text:p text:style-name="P6"><text:span text:style-name="T34">}</text:span></text:p>
            <text:p text:style-name="P6"><text:span text:style-name="T33"><text:line-break/></text:span><text:span text:style-name="T33">@Pointcut</text:span><text:span text:style-name="T34">(</text:span><text:span text:style-name="T35">"execution(* spring.bean.UserManager.*(*))"</text:span><text:span text:style-name="T34">)</text:span></text:p>
            <text:p text:style-name="P6"><text:span text:style-name="T36">public</text:span><text:span text:style-name="T34"> </text:span><text:span text:style-name="T36">void</text:span><text:span text:style-name="T34"> userManagerMethods() {}</text:span></text:p>
            <text:p text:style-name="P6"><text:span text:style-name="T33">@Pointcut</text:span><text:span text:style-name="T34">(</text:span><text:span text:style-name="T35">"execution(* spring.bean.RegisterService.*(*))"</text:span><text:span text:style-name="T34">)</text:span></text:p>
            <text:p text:style-name="P6"><text:span text:style-name="T36">public</text:span><text:span text:style-name="T34"> </text:span><text:span text:style-name="T36">void</text:span><text:span text:style-name="T34"> registerServiceMethods() {}</text:span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5"><text:span text:style-name="T2">How do you externalize pointcuts? What is the advantage of doing this? </text:span></text:p>
          </draw:text-box>
        </draw:frame>
        <draw:frame presentation:style-name="pr10" draw:text-style-name="P3" draw:layer="layout" svg:width="25.199cm" svg:height="16.445cm" svg:x="1.4cm" svg:y="4.914cm" presentation:class="outline" presentation:user-transformed="true">
          <draw:text-box>
            <text:p text:style-name="P6"><text:span text:style-name="T39">package</text:span><text:span text:style-name="T40"> spring.aspect;</text:span></text:p>
            <text:p text:style-name="P6"><text:span text:style-name="T39">import</text:span><text:span text:style-name="T40"> org.aspectj.lang.annotation.Pointcut;</text:span></text:p>
            <text:p text:style-name="P6"><text:span text:style-name="T39">public</text:span><text:span text:style-name="T40"> </text:span><text:span text:style-name="T39">class</text:span><text:span text:style-name="T40"> ExternalizeAspectExpression {</text:span></text:p>
            <text:p text:style-name="P6"><text:span text:style-name="T41">@Pointcut</text:span><text:span text:style-name="T40">(</text:span><text:span text:style-name="T42">"execution(* spring.bean.MailService.*(*))"</text:span><text:span text:style-name="T40">)</text:span></text:p>
            <text:p text:style-name="P6"><text:span text:style-name="T39">public</text:span><text:span text:style-name="T40"> </text:span><text:span text:style-name="T39">void</text:span><text:span text:style-name="T40"> mailServiceMethods(){}</text:span></text:p>
            <text:p text:style-name="P6"><text:span text:style-name="T43">//named point </text:span><text:span text:style-name="T44">externalization</text:span><text:span text:style-name="T43"> example</text:span></text:p>
            <text:p text:style-name="P6"><text:span text:style-name="T45">@After</text:span><text:span text:style-name="T13">(</text:span><text:span text:style-name="T46">"spring.aspect.ExternalizeAspectExpression.mailServiceMethods()"</text:span><text:span text:style-name="T13">) </text:span></text:p>
            <text:p text:style-name="P6"><text:span text:style-name="T47">public</text:span><text:span text:style-name="T13"> </text:span><text:span text:style-name="T47">void</text:span><text:span text:style-name="T13"> namedPointCutExternalizationExample(JoinPoint </text:span><text:span text:style-name="T48">jp</text:span><text:span text:style-name="T13">) {</text:span></text:p>
            <text:p text:style-name="P6"><text:span text:style-name="T13">System.</text:span><text:span text:style-name="T49">out</text:span><text:span text:style-name="T13">.println(</text:span><text:span text:style-name="T46">" ***** namePointCut externalization example ***** "</text:span><text:span text:style-name="T13"> + </text:span><text:span text:style-name="T48">jp</text:span><text:span text:style-name="T13">.getSignature() + </text:span><text:span text:style-name="T46">" is called"</text:span><text:span text:style-name="T13">);</text:span></text:p>
            <text:p text:style-name="P6"><text:span text:style-name="T13">}</text:span></text:p>
            <text:p text:style-name="P6"><text:span text:style-name="T50">Advantages; </text:span><text:span text:style-name="T50"><text:line-break/></text:span><text:span text:style-name="T51">Having centralized location for many expressions</text:span><text:span text:style-name="T50"><text:line-break/></text:span><text:span text:style-name="T51">Coding complex pointcut expressions</text:span><text:span text:style-name="T50"><text:line-break/></text:span><text:span text:style-name="T50"/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5"><text:span text:style-name="T2">What is a ProceedingJoinPoint? </text:span></text:p>
          </draw:text-box>
        </draw:frame>
        <draw:frame presentation:style-name="pr11" draw:text-style-name="P3" draw:layer="layout" svg:width="25.199cm" svg:height="15.357cm" svg:x="1.4cm" svg:y="4.914cm" presentation:class="outline" presentation:user-transformed="true">
          <draw:text-box>
            <text:list text:style-name="L2">
              <text:list-item>
                <text:p text:style-name="P2"><text:span text:style-name="T8">Used in @Around Aspect in order to control the flow of program's execution</text:span></text:p>
              </text:list-item>
            </text:list>
            <text:p text:style-name="P6"><text:span text:style-name="T52">@Around</text:span><text:span text:style-name="T50">(</text:span><text:span text:style-name="T53">"execution(boolean spring.bean.UserManager.deleteUser(*))"</text:span><text:span text:style-name="T50">) </text:span></text:p>
            <text:p text:style-name="P6"><text:span text:style-name="T36">public</text:span><text:span text:style-name="T50"> </text:span><text:span text:style-name="T36">boolean</text:span><text:span text:style-name="T50"> aroundDeleteUser(ProceedingJoinPoint </text:span><text:span text:style-name="T54">point</text:span><text:span text:style-name="T50">) </text:span><text:span text:style-name="T36">throws</text:span><text:span text:style-name="T50"> Throwable {</text:span><text:span text:style-name="T50"><text:tab/></text:span><text:span text:style-name="T50"><text:tab/></text:span></text:p>
            <text:p text:style-name="P6"><text:span text:style-name="T36">if</text:span><text:span text:style-name="T50">(</text:span><text:span text:style-name="T55">loggingRequired</text:span><text:span text:style-name="T50"> == </text:span><text:span text:style-name="T36">true</text:span><text:span text:style-name="T50">){</text:span><text:span text:style-name="T50"><text:line-break/></text:span><text:span text:style-name="T50">System.</text:span><text:span text:style-name="T38">out</text:span><text:span text:style-name="T50">.println(</text:span><text:span text:style-name="T53">"AspectManager aroundDeleteUser log active"</text:span><text:span text:style-name="T50">);</text:span><text:span text:style-name="T50"><text:line-break/></text:span><text:span text:style-name="T54">point</text:span><text:span text:style-name="T50">.proceed();</text:span><text:span text:style-name="T50"><text:line-break/></text:span><text:span text:style-name="T50">}</text:span><text:span text:style-name="T36">else</text:span><text:span text:style-name="T50"> {</text:span><text:span text:style-name="T50"><text:line-break/></text:span><text:span text:style-name="T54">point</text:span><text:span text:style-name="T50">.proceed();</text:span><text:span text:style-name="T50"><text:line-break/></text:span><text:span text:style-name="T56">}</text:span><text:span text:style-name="T50"><text:tab/></text:span><text:span text:style-name="T50"><text:line-break/></text:span><text:span text:style-name="T36">return</text:span><text:span text:style-name="T50"> </text:span><text:span text:style-name="T36">true</text:span><text:span text:style-name="T50">;</text:span><text:span text:style-name="T50"><text:line-break/></text:span><text:span text:style-name="T56">}</text:span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2">Sample concerns in any Java Applications</text:span></text:p>
          </draw:text-box>
        </draw:frame>
        <draw:frame presentation:style-name="pr5" draw:text-style-name="P3" draw:layer="layout" svg:width="25.199cm" svg:height="14.597cm" svg:x="1.4cm" svg:y="4.914cm" presentation:class="outline" presentation:user-transformed="true">
          <draw:text-box>
            <text:list text:style-name="L2">
              <text:list-item>
                <text:p text:style-name="P2"><text:span text:style-name="T20">Calling a logging method after every method inside a class</text:span></text:p>
              </text:list-item>
              <text:list-item>
                <text:p text:style-name="P2"><text:span text:style-name="T20">Performing a security role check before a method call for all methods inside a package</text:span></text:p>
              </text:list-item>
              <text:list-item>
                <text:p text:style-name="P2"><text:span text:style-name="T20">Calling a monitoring methods before and after all methods inside a package</text:span></text:p>
              </text:list-item>
            </text:list>
            <text:p><text:span text:style-name="T4"/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MS PGothic'" style:font-family-generic-complex="modern" style:font-pitch-complex="fixed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solid" draw:fill-color="#ffffff" draw:fill-image-name="bluelinesdark" draw:fill-image-width="0cm" draw:fill-image-height="0cm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draw:background-size="border" draw:fill="solid" draw:fill-color="#ffffff" draw:fill-image-name="bluelinesdark" draw:fill-image-width="0cm" draw:fill-image-height="0cm" style:repeat="stretch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3">
      <office:forms form:automatic-focus="false" form:apply-design-mode="false"/>
      <draw:frame draw:name="Date Placeholder 1" presentation:style-name="Mpr7" draw:text-style-name="MP7" draw:layer="backgroundobjects" svg:width="6.523cm" svg:height="1.448cm" svg:x="1.399cm" svg:y="19.131cm" presentation:class="date-time">
        <draw:text-box>
          <text:p/>
        </draw:text-box>
      </draw:frame>
      <draw:frame draw:name="Footer Placeholder 2" presentation:style-name="Mpr8" draw:text-style-name="MP7" draw:layer="backgroundobjects" svg:width="8.874cm" svg:height="1.448cm" svg:x="9.575cm" svg:y="19.131cm" presentation:class="footer">
        <draw:text-box>
          <text:p/>
        </draw:text-box>
      </draw:frame>
      <draw:frame draw:name="Slide Number Placeholder 3" presentation:style-name="Mpr7" draw:text-style-name="MP7" draw:layer="backgroundobjects" svg:width="6.523cm" svg:height="1.448cm" svg:x="20.074cm" svg:y="19.131cm" presentation:class="page-number">
        <draw:text-box>
          <text:p text:style-name="MP8"><text:span text:style-name="MT2"><text:page-number>&lt;number&gt;</text:page-number></text:span></text:p>
        </draw:text-box>
      </draw:frame>
      <draw:frame presentation:style-name="Master1-Layout7-blank-Blank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Blank-outline1" draw:layer="backgroundobjects" svg:width="25.198cm" svg:height="13.859cm" svg:x="1.399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draw:name="Slide Image Placeholder 1" presentation:style-name="Master1-Layout7-blank-Blank-title" draw:layer="backgroundobjects" svg:width="14.849cm" svg:height="11.136cm" svg:x="3.075cm" svg:y="2.257cm" presentation:class="page"/>
        <draw:frame draw:name="Notes Placeholder 2" presentation:style-name="Mpr9" draw:text-style-name="MP7" draw:layer="backgroundobjects" svg:width="16.8cm" svg:height="13.364cm" svg:x="2.1cm" svg:y="14.107cm" presentation:class="notes">
          <draw:text-box>
            <text:p/>
          </draw:text-box>
        </draw:frame>
        <draw:frame draw:name="Header Placeholder 3" presentation:style-name="Mpr7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" draw:text-style-name="MP7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2H59M41S</meta:editing-duration>
    <meta:editing-cycles>262</meta:editing-cycles>
    <meta:generator>OpenOffice/4.1.1$Win32 OpenOffice.org_project/411m6$Build-9775</meta:generator>
    <dc:date>2015-06-02T18:44:14.11</dc:date>
    <meta:document-statistic meta:object-count="103"/>
  </office:meta>
</office:document-meta>
</file>